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fo:font-weight="bold" style:font-size-asian="10pt" style:font-weight-asian="bold" style:font-name-complex="Arial" style:font-size-complex="10pt"/>
    </style:style>
    <style:style style:name="P18" style:family="paragraph" style:parent-style-name="Normalny">
      <style:text-properties style:font-name="Arial" fo:font-size="10pt" style:font-size-asian="10pt" style:font-name-complex="Arial" style:font-size-complex="10pt"/>
    </style:style>
    <style:style style:name="P19" style:family="paragraph" style:parent-style-name="Normalny">
      <style:text-properties style:font-name="Arial" fo:font-size="10pt" fo:font-style="italic" style:font-size-asian="10pt" style:font-style-asian="italic" style:font-name-complex="Arial" style:font-size-complex="10pt"/>
    </style:style>
    <style:style style:name="P20"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list-style-name="L1">
      <style:text-properties style:font-name="Arial" fo:font-size="10pt" style:font-size-asian="10pt" style:font-name-complex="Arial" style:font-size-complex="10pt"/>
    </style:style>
    <style:style style:name="P23" style:family="paragraph" style:parent-style-name="Normalny" style:list-style-name="L2">
      <style:text-properties style:font-name="Arial" fo:font-size="10pt" style:font-size-asian="10pt" style:font-name-complex="Arial" style:font-size-complex="10pt"/>
    </style:style>
    <style:style style:name="P24" style:family="paragraph" style:parent-style-name="Normalny" style:list-style-name="L3">
      <style:text-properties style:font-name="Arial" fo:font-size="10pt" style:font-size-asian="10pt" style:font-name-complex="Arial" style:font-size-complex="10pt"/>
    </style:style>
    <style:style style:name="P25" style:family="paragraph" style:parent-style-name="Normalny" style:list-style-name="L4">
      <style:text-properties style:font-name="Arial" fo:font-size="10pt" style:font-size-asian="10pt" style:font-name-complex="Arial" style:font-size-complex="10pt"/>
    </style:style>
    <style:style style:name="P26" style:family="paragraph" style:parent-style-name="Normalny">
      <style:text-properties style:font-name="Arial" fo:font-size="12pt" style:font-size-asian="12pt" style:font-name-complex="Arial" style:font-size-complex="12pt"/>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sian="Consolas" style:font-name-complex="Consolas"/>
    </style:style>
    <style:style style:name="T6" style:family="text">
      <style:text-properties fo:font-weight="normal" style:font-weight-asian="normal" style:font-weight-complex="normal"/>
    </style:style>
    <style:style style:name="T7" style:family="text">
      <style:text-properties fo:font-weight="bold" style:font-weight-asian="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
      <text:p text:style-name="Normalny"/>
      <text:p text:style-name="Normalny"/>
      <text:p text:style-name="Normalny"/>
      <text:p text:style-name="Normalny"/>
      <text:p text:style-name="Normalny"><text:soft-page-break/></text:p>
      <text:p text:style-name="Normalny"/>
      <text:p text:style-name="P17">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
      <text:p text:style-name="P18">Typ: E - edycja dokumentu, D - dodanie nowych treści, M - korekta merytoryczna <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text:span text:style-name="T7">1. Opis projektu</text:span></text:p>
      <text:p text:style-name="P20">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21">2. Wymagania</text:p>
      <text:p text:style-name="P18">Członkowie zespołu prowadząc wspólnie analizę zebranych wymagań dotyczących realizacji projektu pogrupowali je w następujący sposób: </text:p>
      <text:list xml:id="list1472768984416487450" text:style-name="L1">
        <text:list-item>
          <text:list>
            <text:list-item>
              <text:p text:style-name="P22">Wymagania funkcyjne</text:p>
            </text:list-item>
          </text:list>
        </text:list-item>
      </text:list>
      <text:list xml:id="list5095959481231321025" text:style-name="L2">
        <text:list-item>
          <text:list>
            <text:list-item>
              <text:p text:style-name="P23">Aplikacja ma za zadanie utworzyć sesję zgodnie z informacjami podanymi przez użytkownika</text:p>
            </text:list-item>
            <text:list-item>
              <text:p text:style-name="P23">Uprzednio utworzoną sesję można wczytać i nią zarządzać</text:p>
            </text:list-item>
          </text:list>
        </text:list-item>
      </text:list>
      <text:list xml:id="list2933705946819341798" text:style-name="L3">
        <text:list-item>
          <text:list>
            <text:list-item>
              <text:p text:style-name="P24">Wymagania niefunkcyjne</text:p>
            </text:list-item>
          </text:list>
        </text:list-item>
      </text:list>
      <text:list xml:id="list3906084760418312213" text:style-name="L4">
        <text:list-item>
          <text:list>
            <text:list-item>
              <text:p text:style-name="P25">Utworzona sesja ma być przechowywana przy pomocy bazy MySQL</text:p>
            </text:list-item>
          </text:list>
        </text:list-item>
      </text:list>
      <text:p text:style-name="P21">3 Projekt interfejsu graficznego</text:p>
      <text:p text:style-name="P19">Szkice wyglądu interfejsu publicznego aplikacji w odniesieniu do zebranych wymagań</text:p>
      <text:p text:style-name="P21">4. Model obiektowy</text:p>
      <text:p text:style-name="P19">Schemat UML klas</text:p>
      <text:p text:style-name="P21">5. Model danych (w przypadku aplikacji bazodanowej)</text:p>
      <text:p text:style-name="P19">Schemat bazy </text:p>
      <text:p text:style-name="P21">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5">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ext:soft-page-break/>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4">Metody publiczne</text:span></text:span></text:p>
          </table:table-cell>
          <table:covered-table-cell/>
        </table:table-row>
        <text:soft-page-break/>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6">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6">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6">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6">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6">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6">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ext:soft-page-break/>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6">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6">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7* Testy</text:p>
      <text:p text:style-name="P21">8. Instrukcja użytkownik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Kamil Rutkowski</dc:creator>
    <meta:creation-date>2016-05-29T18:52:00Z</meta:creation-date>
    <dc:date>2016-06-27T11:19:37.23</dc:date>
    <meta:editing-cycles>36</meta:editing-cycles>
    <meta:editing-duration>PT9H29M25S</meta:editing-duration>
    <meta:document-statistic meta:table-count="19" meta:image-count="0" meta:object-count="0" meta:page-count="6" meta:paragraph-count="231" meta:word-count="919" meta:character-count="7341"/>
    <meta:template xlink:type="simple" xlink:actuate="onRequest" xlink:title="" xlink:href="Normal"/>
  </office:meta>
</office:document-meta>
</file>